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50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693cm"/>
    </style:style>
    <style:style style:name="gr3" style:family="graphic" style:parent-style-name="objectwithoutfill">
      <style:graphic-properties svg:stroke-width="0.051cm" draw:marker-start-width="0.277cm" draw:marker-end-width="0.277cm" draw:fill="none" draw:textarea-vertical-align="middle" fo:padding-top="0.101cm" fo:padding-bottom="0.101cm" fo:padding-left="0.226cm" fo:padding-right="0.226cm"/>
    </style:style>
    <style:style style:name="gr4" style:family="graphic" style:parent-style-name="objectwithoutfill">
      <style:graphic-properties draw:stroke="dash" draw:stroke-dash="Dashed_20__28_var_29_" svg:stroke-width="0.035cm" draw:marker-start-width="0.253cm" draw:marker-end-width="0.253cm" draw:fill="none" draw:textarea-vertical-align="middle" fo:padding-top="0.093cm" fo:padding-bottom="0.093cm" fo:padding-left="0.218cm" fo:padding-right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9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9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09cm"/>
    </style:style>
    <style:style style:name="gr12" style:family="graphic" style:parent-style-name="standard">
      <style:graphic-properties svg:stroke-width="0.018cm" svg:stroke-color="#000000" draw:marker-start-width="0.227cm" draw:marker-end-width="0.227cm" draw:fill="none" draw:textarea-vertical-align="middle" draw:auto-grow-height="false" fo:min-height="0.749cm" fo:min-width="0.499cm" fo:padding-top="0.084cm" fo:padding-bottom="0.084cm" fo:padding-left="0.209cm" fo:padding-right="0.2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38cm"/>
    </style:style>
    <style:style style:name="gr15" style:family="graphic" style:parent-style-name="objectwithoutfill">
      <style:graphic-properties draw:stroke="dash" draw:stroke-dash="Ultrafine_20_Dashed" svg:stroke-width="0.018cm" draw:marker-start-width="0.228cm" draw:marker-end-width="0.228cm" draw:fill="none" draw:textarea-vertical-align="middle" fo:padding-top="0.085cm" fo:padding-bottom="0.085cm" fo:padding-left="0.21cm" fo:padding-right="0.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05cm"/>
    </style:style>
    <style:style style:name="P1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3" style:family="text">
      <style:text-properties style:text-position="0% 100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fo:font-family="Symbol" style:font-style-name="Regular" style:font-charset="x-symbol" fo:font-style="italic" style:font-family-asian="Symbol" style:font-style-name-asian="Regular" style:font-charset-asian="x-symbol" style:font-style-asian="italic" style:font-family-complex="Symbol" style:font-style-name-complex="Regular" style:font-charset-complex="x-symbol" style:font-style-complex="italic"/>
    </style:style>
    <style:style style:name="T5" style:family="text">
      <style:text-properties style:text-position="0% 100%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fo:font-family="Symbol" style:font-style-name="Regular" style:font-charset="x-symbol" fo:font-size="12pt" fo:font-style="italic" style:font-family-asian="Symbol" style:font-style-name-asian="Regular" style:font-charset-asian="x-symbol" style:font-size-asian="12pt" style:font-style-asian="italic" style:font-family-complex="Symbol" style:font-style-name-complex="Regular" style:font-charset-complex="x-symbo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06cm" svg:height="1.115cm" svg:x="0.923cm" svg:y="9.325cm">
          <draw:text-box>
            <text:p><text:span text:style-name="T1">q</text:span><text:span text:style-name="T2">1</text:span></text:p>
          </draw:text-box>
        </draw:frame>
        <draw:frame draw:style-name="gr1" draw:text-style-name="P1" draw:layer="layout" svg:width="1.006cm" svg:height="1.115cm" svg:x="0.923cm" svg:y="12.04cm">
          <draw:text-box>
            <text:p><text:span text:style-name="T1">q</text:span><text:span text:style-name="T2">7</text:span></text:p>
          </draw:text-box>
        </draw:frame>
        <draw:frame draw:style-name="gr2" draw:text-style-name="P1" draw:layer="layout" svg:width="1.193cm" svg:height="1.115cm" svg:x="0.923cm" svg:y="14.825cm">
          <draw:text-box>
            <text:p><text:span text:style-name="T1">q</text:span><text:span text:style-name="T2">9</text:span></text:p>
          </draw:text-box>
        </draw:frame>
        <draw:line draw:style-name="gr3" draw:text-style-name="P2" draw:layer="layout" svg:x1="2.676cm" svg:y1="15.44cm" svg:x2="7.276cm" svg:y2="15.44cm">
          <text:p/>
        </draw:line>
        <draw:line draw:style-name="gr3" draw:text-style-name="P2" draw:layer="layout" svg:x1="2.676cm" svg:y1="9.94cm" svg:x2="4.976cm" svg:y2="9.74cm">
          <text:p/>
        </draw:line>
        <draw:line draw:style-name="gr3" draw:text-style-name="P2" draw:layer="layout" svg:x1="2.676cm" svg:y1="12.64cm" svg:x2="4.976cm" svg:y2="12.64cm">
          <text:p/>
        </draw:line>
        <draw:line draw:style-name="gr3" draw:text-style-name="P2" draw:layer="layout" svg:x1="4.976cm" svg:y1="9.74cm" svg:x2="11.876cm" svg:y2="9.74cm">
          <text:p/>
        </draw:line>
        <draw:line draw:style-name="gr3" draw:text-style-name="P2" draw:layer="layout" svg:x1="7.276cm" svg:y1="15.44cm" svg:x2="11.876cm" svg:y2="13.84cm">
          <text:p/>
        </draw:line>
        <draw:line draw:style-name="gr3" draw:text-style-name="P2" draw:layer="layout" svg:x1="11.876cm" svg:y1="13.84cm" svg:x2="14.176cm" svg:y2="13.84cm">
          <text:p/>
        </draw:line>
        <draw:line draw:style-name="gr3" draw:text-style-name="P2" draw:layer="layout" svg:x1="16.476cm" svg:y1="13.84cm" svg:x2="18.576cm" svg:y2="14.64cm">
          <text:p/>
        </draw:line>
        <draw:line draw:style-name="gr3" draw:text-style-name="P2" draw:layer="layout" svg:x1="11.876cm" svg:y1="10.94cm" svg:x2="14.176cm" svg:y2="10.94cm">
          <text:p/>
        </draw:line>
        <draw:line draw:style-name="gr3" draw:text-style-name="P2" draw:layer="layout" svg:x1="16.476cm" svg:y1="11.54cm" svg:x2="20.776cm" svg:y2="11.54cm">
          <text:p/>
        </draw:line>
        <draw:line draw:style-name="gr3" draw:text-style-name="P2" draw:layer="layout" svg:x1="14.176cm" svg:y1="13.84cm" svg:x2="16.476cm" svg:y2="13.84cm">
          <text:p/>
        </draw:line>
        <draw:line draw:style-name="gr3" draw:text-style-name="P2" draw:layer="layout" svg:x1="18.576cm" svg:y1="14.64cm" svg:x2="20.776cm" svg:y2="14.64cm">
          <text:p/>
        </draw:line>
        <draw:line draw:style-name="gr4" draw:text-style-name="P2" draw:layer="layout" svg:x1="4.976cm" svg:y1="7.74cm" svg:x2="4.976cm" svg:y2="16.347cm">
          <text:p/>
        </draw:line>
        <draw:line draw:style-name="gr4" draw:text-style-name="P2" draw:layer="layout" svg:x1="7.276cm" svg:y1="7.74cm" svg:x2="7.276cm" svg:y2="16.347cm">
          <text:p/>
        </draw:line>
        <draw:line draw:style-name="gr4" draw:text-style-name="P2" draw:layer="layout" svg:x1="11.876cm" svg:y1="7.733cm" svg:x2="11.876cm" svg:y2="16.34cm">
          <text:p/>
        </draw:line>
        <draw:line draw:style-name="gr4" draw:text-style-name="P2" draw:layer="layout" svg:x1="14.176cm" svg:y1="7.734cm" svg:x2="14.176cm" svg:y2="16.341cm">
          <text:p/>
        </draw:line>
        <draw:line draw:style-name="gr4" draw:text-style-name="P2" draw:layer="layout" svg:x1="16.476cm" svg:y1="7.74cm" svg:x2="16.476cm" svg:y2="16.347cm">
          <text:p/>
        </draw:line>
        <draw:line draw:style-name="gr4" draw:text-style-name="P2" draw:layer="layout" svg:x1="2.676cm" svg:y1="7.74cm" svg:x2="2.676cm" svg:y2="16.347cm">
          <text:p/>
        </draw:line>
        <draw:line draw:style-name="gr4" draw:text-style-name="P2" draw:layer="layout" svg:x1="20.776cm" svg:y1="7.74cm" svg:x2="20.776cm" svg:y2="16.347cm">
          <text:p/>
        </draw:line>
        <draw:frame draw:style-name="gr5" draw:text-style-name="P1" draw:layer="layout" svg:width="1.413cm" svg:height="1.115cm" svg:x="1.076cm" svg:y="6.425cm">
          <draw:text-box>
            <text:p><text:span text:style-name="T1">p</text:span><text:span text:style-name="T2">l6 </text:span><text:span text:style-name="T3">:</text:span></text:p>
          </draw:text-box>
        </draw:frame>
        <draw:frame draw:style-name="gr6" draw:text-style-name="P1" draw:layer="layout" svg:width="1.421cm" svg:height="1.115cm" svg:x="4.349cm" svg:y="6.433cm">
          <draw:text-box>
            <text:p><text:span text:style-name="T3">EW</text:span></text:p>
          </draw:text-box>
        </draw:frame>
        <draw:frame draw:style-name="gr7" draw:text-style-name="P1" draw:layer="layout" svg:width="1.243cm" svg:height="1.115cm" svg:x="13.471cm" svg:y="6.433cm">
          <draw:text-box>
            <text:p><text:span text:style-name="T3">NS</text:span></text:p>
          </draw:text-box>
        </draw:frame>
        <draw:frame draw:style-name="gr8" draw:text-style-name="P1" draw:layer="layout" svg:width="1.201cm" svg:height="1.115cm" svg:x="1.171cm" svg:y="1.775cm">
          <draw:text-box>
            <text:p><text:span text:style-name="T1">t</text:span><text:span text:style-name="T2"> </text:span><text:span text:style-name="T3">:</text:span></text:p>
          </draw:text-box>
        </draw:frame>
        <draw:frame draw:style-name="gr7" draw:text-style-name="P1" draw:layer="layout" svg:width="1.243cm" svg:height="1.115cm" svg:x="2.076cm" svg:y="6.433cm">
          <draw:text-box>
            <text:p><text:span text:style-name="T3">NS</text:span></text:p>
          </draw:text-box>
        </draw:frame>
        <draw:frame draw:style-name="gr9" draw:text-style-name="P1" draw:layer="layout" svg:width="1.341cm" svg:height="1.115cm" svg:x="1.071cm" svg:y="0.593cm">
          <draw:text-box>
            <text:p><text:span text:style-name="T1">n</text:span><text:span text:style-name="T2"> </text:span><text:span text:style-name="T3">:</text:span></text:p>
          </draw:text-box>
        </draw:frame>
        <draw:frame draw:style-name="gr1" draw:text-style-name="P1" draw:layer="layout" svg:width="1.006cm" svg:height="1.115cm" svg:x="11.433cm" svg:y="0.593cm">
          <draw:text-box>
            <text:p><text:span text:style-name="T3">5</text:span></text:p>
          </draw:text-box>
        </draw:frame>
        <draw:frame draw:style-name="gr1" draw:text-style-name="P1" draw:layer="layout" svg:width="1.006cm" svg:height="1.115cm" svg:x="2.233cm" svg:y="0.593cm">
          <draw:text-box>
            <text:p><text:span text:style-name="T3">1</text:span></text:p>
          </draw:text-box>
        </draw:frame>
        <draw:frame draw:style-name="gr1" draw:text-style-name="P1" draw:layer="layout" svg:width="1.006cm" svg:height="1.115cm" svg:x="6.833cm" svg:y="0.593cm">
          <draw:text-box>
            <text:p><text:span text:style-name="T3">3</text:span></text:p>
          </draw:text-box>
        </draw:frame>
        <draw:frame draw:style-name="gr1" draw:text-style-name="P1" draw:layer="layout" svg:width="1.006cm" svg:height="1.115cm" svg:x="4.576cm" svg:y="0.593cm">
          <draw:text-box>
            <text:p><text:span text:style-name="T3">2</text:span></text:p>
          </draw:text-box>
        </draw:frame>
        <draw:frame draw:style-name="gr1" draw:text-style-name="P1" draw:layer="layout" svg:width="1.006cm" svg:height="1.115cm" svg:x="9.176cm" svg:y="0.593cm">
          <draw:text-box>
            <text:p><text:span text:style-name="T3">4</text:span></text:p>
          </draw:text-box>
        </draw:frame>
        <draw:frame draw:style-name="gr1" draw:text-style-name="P1" draw:layer="layout" svg:width="1.006cm" svg:height="1.115cm" svg:x="13.776cm" svg:y="0.593cm">
          <draw:text-box>
            <text:p><text:span text:style-name="T3">6</text:span></text:p>
          </draw:text-box>
        </draw:frame>
        <draw:frame draw:style-name="gr1" draw:text-style-name="P1" draw:layer="layout" svg:width="1.006cm" svg:height="1.115cm" svg:x="16.033cm" svg:y="0.593cm">
          <draw:text-box>
            <text:p><text:span text:style-name="T3">7</text:span></text:p>
          </draw:text-box>
        </draw:frame>
        <draw:frame draw:style-name="gr1" draw:text-style-name="P1" draw:layer="layout" svg:width="1.006cm" svg:height="1.115cm" svg:x="20.333cm" svg:y="0.593cm">
          <draw:text-box>
            <text:p><text:span text:style-name="T3">9</text:span></text:p>
          </draw:text-box>
        </draw:frame>
        <draw:frame draw:style-name="gr10" draw:text-style-name="P1" draw:layer="layout" svg:width="1.298cm" svg:height="1.115cm" svg:x="13.576cm" svg:y="1.825cm">
          <draw:text-box>
            <text:p><text:span text:style-name="T3">5.0</text:span></text:p>
          </draw:text-box>
        </draw:frame>
        <draw:frame draw:style-name="gr10" draw:text-style-name="P1" draw:layer="layout" svg:width="1.298cm" svg:height="1.115cm" svg:x="2.176cm" svg:y="1.825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6.676cm" svg:y="1.825cm">
          <draw:text-box>
            <text:p><text:span text:style-name="T3">2.0</text:span></text:p>
          </draw:text-box>
        </draw:frame>
        <draw:frame draw:style-name="gr10" draw:text-style-name="P1" draw:layer="layout" svg:width="1.298cm" svg:height="1.115cm" svg:x="4.419cm" svg:y="1.825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1.219cm" svg:y="1.825cm">
          <draw:text-box>
            <text:p><text:span text:style-name="T3">4.0</text:span></text:p>
          </draw:text-box>
        </draw:frame>
        <draw:frame draw:style-name="gr10" draw:text-style-name="P1" draw:layer="layout" svg:width="1.298cm" svg:height="1.115cm" svg:x="15.719cm" svg:y="1.825cm">
          <draw:text-box>
            <text:p><text:span text:style-name="T3">6.0</text:span></text:p>
          </draw:text-box>
        </draw:frame>
        <draw:frame draw:style-name="gr10" draw:text-style-name="P1" draw:layer="layout" svg:width="1.298cm" svg:height="1.115cm" svg:x="17.876cm" svg:y="1.825cm">
          <draw:text-box>
            <text:p><text:span text:style-name="T3">7.0</text:span></text:p>
          </draw:text-box>
        </draw:frame>
        <draw:frame draw:style-name="gr10" draw:text-style-name="P1" draw:layer="layout" svg:width="1.298cm" svg:height="1.115cm" svg:x="20.176cm" svg:y="1.825cm">
          <draw:text-box>
            <text:p><text:span text:style-name="T3">8.0</text:span></text:p>
          </draw:text-box>
        </draw:frame>
        <draw:frame draw:style-name="gr11" draw:text-style-name="P1" draw:layer="layout" svg:width="1.59cm" svg:height="1.187cm" svg:x="0.772cm" svg:y="2.776cm">
          <draw:text-box>
            <text:p><text:span text:style-name="T4"></text:span><text:span text:style-name="T1">t</text:span><text:span text:style-name="T2"> </text:span><text:span text:style-name="T3">:</text:span></text:p>
          </draw:text-box>
        </draw:frame>
        <draw:frame draw:style-name="gr10" draw:text-style-name="P1" draw:layer="layout" svg:width="1.298cm" svg:height="1.115cm" svg:x="12.377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3.177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7.777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5.42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0.02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4.62cm" svg:y="2.826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6.977cm" svg:y="2.826cm">
          <draw:text-box>
            <text:p><text:span text:style-name="T3">1.0</text:span></text:p>
          </draw:text-box>
        </draw:frame>
        <draw:custom-shape draw:style-name="gr12" draw:text-style-name="P2" draw:layer="layout" svg:width="0.3cm" svg:height="2.3cm" draw:transform="rotate (-1.57079632679579) translate (4.9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2.3cm" draw:transform="rotate (-1.57079632679579) translate (7.2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2.3cm" draw:transform="rotate (-1.57079632679579) translate (9.5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2.3cm" draw:transform="rotate (-1.57079632679579) translate (14.1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2.1cm" draw:transform="rotate (-1.57079632679579) translate (18.5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" draw:layer="layout" svg:width="2.035cm" svg:height="1.115cm" svg:x="0.676cm" svg:y="5.14cm">
          <draw:text-box>
            <text:p><text:span text:style-name="T1">d</text:span><text:span text:style-name="T2">l6,EW </text:span><text:span text:style-name="T3">:</text:span></text:p>
          </draw:text-box>
        </draw:frame>
        <draw:frame draw:style-name="gr10" draw:text-style-name="P1" draw:layer="layout" svg:width="1.298cm" svg:height="1.115cm" svg:x="13.581cm" svg:y="5.19cm">
          <draw:text-box>
            <text:p><text:span text:style-name="T3">4.0</text:span></text:p>
          </draw:text-box>
        </draw:frame>
        <draw:frame draw:style-name="gr10" draw:text-style-name="P1" draw:layer="layout" svg:width="1.298cm" svg:height="1.115cm" svg:x="2.181cm" svg:y="5.19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6.681cm" svg:y="5.19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9.081cm" svg:y="5.19cm">
          <draw:text-box>
            <text:p><text:span text:style-name="T3">2.0</text:span></text:p>
          </draw:text-box>
        </draw:frame>
        <draw:frame draw:style-name="gr10" draw:text-style-name="P1" draw:layer="layout" svg:width="1.298cm" svg:height="1.115cm" svg:x="4.424cm" svg:y="5.19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11.224cm" svg:y="5.19cm">
          <draw:text-box>
            <text:p><text:span text:style-name="T3">3.0</text:span></text:p>
          </draw:text-box>
        </draw:frame>
        <draw:frame draw:style-name="gr10" draw:text-style-name="P1" draw:layer="layout" svg:width="1.298cm" svg:height="1.115cm" svg:x="15.824cm" svg:y="5.19cm">
          <draw:text-box>
            <text:p><text:span text:style-name="T3">4.0</text:span></text:p>
          </draw:text-box>
        </draw:frame>
        <draw:frame draw:style-name="gr10" draw:text-style-name="P1" draw:layer="layout" svg:width="1.298cm" svg:height="1.115cm" svg:x="17.981cm" svg:y="5.19cm">
          <draw:text-box>
            <text:p><text:span text:style-name="T3">4.0</text:span></text:p>
          </draw:text-box>
        </draw:frame>
        <draw:frame draw:style-name="gr10" draw:text-style-name="P1" draw:layer="layout" svg:width="1.298cm" svg:height="1.115cm" svg:x="20.081cm" svg:y="5.19cm">
          <draw:text-box>
            <text:p><text:span text:style-name="T3">4.0</text:span></text:p>
          </draw:text-box>
        </draw:frame>
        <draw:frame draw:style-name="gr14" draw:text-style-name="P1" draw:layer="layout" svg:width="1.938cm" svg:height="1.115cm" svg:x="0.677cm" svg:y="3.941cm">
          <draw:text-box>
            <text:p><text:span text:style-name="T1">d</text:span><text:span text:style-name="T2">l6,NS </text:span><text:span text:style-name="T3">:</text:span></text:p>
          </draw:text-box>
        </draw:frame>
        <draw:frame draw:style-name="gr10" draw:text-style-name="P1" draw:layer="layout" svg:width="1.298cm" svg:height="1.115cm" svg:x="13.582cm" svg:y="3.991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2.182cm" svg:y="3.991cm">
          <draw:text-box>
            <text:p><text:span text:style-name="T3">0.0</text:span></text:p>
          </draw:text-box>
        </draw:frame>
        <draw:frame draw:style-name="gr10" draw:text-style-name="P1" draw:layer="layout" svg:width="1.298cm" svg:height="1.115cm" svg:x="6.682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9.082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4.425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1.225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5.825cm" svg:y="3.991cm">
          <draw:text-box>
            <text:p><text:span text:style-name="T3">1.0</text:span></text:p>
          </draw:text-box>
        </draw:frame>
        <draw:frame draw:style-name="gr10" draw:text-style-name="P1" draw:layer="layout" svg:width="1.298cm" svg:height="1.115cm" svg:x="17.982cm" svg:y="3.991cm">
          <draw:text-box>
            <text:p><text:span text:style-name="T3">2.0</text:span></text:p>
          </draw:text-box>
        </draw:frame>
        <draw:frame draw:style-name="gr10" draw:text-style-name="P1" draw:layer="layout" svg:width="1.298cm" svg:height="1.115cm" svg:x="20.082cm" svg:y="3.991cm">
          <draw:text-box>
            <text:p><text:span text:style-name="T3">3.0</text:span></text:p>
          </draw:text-box>
        </draw:frame>
        <draw:line draw:style-name="gr3" draw:text-style-name="P2" draw:layer="layout" svg:x1="4.976cm" svg:y1="12.64cm" svg:x2="11.876cm" svg:y2="10.94cm">
          <text:p/>
        </draw:line>
        <draw:line draw:style-name="gr15" draw:text-style-name="P2" draw:layer="layout" svg:x1="2.676cm" svg:y1="15.44cm" svg:x2="20.776cm" svg:y2="15.44cm">
          <text:p/>
        </draw:line>
        <draw:line draw:style-name="gr15" draw:text-style-name="P2" draw:layer="layout" svg:x1="2.676cm" svg:y1="13.84cm" svg:x2="16.576cm" svg:y2="13.84cm">
          <text:p/>
        </draw:line>
        <draw:line draw:style-name="gr15" draw:text-style-name="P2" draw:layer="layout" svg:x1="4.776cm" svg:y1="12.64cm" svg:x2="20.776cm" svg:y2="12.64cm">
          <text:p/>
        </draw:line>
        <draw:line draw:style-name="gr15" draw:text-style-name="P2" draw:layer="layout" svg:x1="2.676cm" svg:y1="10.94cm" svg:x2="20.776cm" svg:y2="10.94cm">
          <text:p/>
        </draw:line>
        <draw:line draw:style-name="gr15" draw:text-style-name="P2" draw:layer="layout" svg:x1="2.776cm" svg:y1="9.94cm" svg:x2="20.776cm" svg:y2="9.94cm">
          <text:p/>
        </draw:line>
        <draw:line draw:style-name="gr15" draw:text-style-name="P2" draw:layer="layout" svg:x1="2.676cm" svg:y1="8.34cm" svg:x2="20.776cm" svg:y2="8.34cm">
          <text:p/>
        </draw:line>
        <draw:line draw:style-name="gr3" draw:text-style-name="P2" draw:layer="layout" svg:x1="14.176cm" svg:y1="10.94cm" svg:x2="16.476cm" svg:y2="11.54cm">
          <text:p/>
        </draw:line>
        <draw:frame draw:style-name="gr16" draw:text-style-name="P3" draw:layer="layout" svg:width="0.8cm" svg:height="0.815cm" svg:x="2.076cm" svg:y="9.625cm">
          <draw:text-box>
            <text:p><text:span text:style-name="T5">0</text:span></text:p>
          </draw:text-box>
        </draw:frame>
        <draw:frame draw:style-name="gr17" draw:text-style-name="P3" draw:layer="layout" svg:width="1.205cm" svg:height="1.115cm" svg:x="1.671cm" svg:y="10.54cm">
          <draw:text-box>
            <text:p><text:span text:style-name="T5">max</text:span></text:p>
          </draw:text-box>
        </draw:frame>
        <draw:frame draw:style-name="gr1" draw:text-style-name="P3" draw:layer="layout" svg:width="1.006cm" svg:height="1.115cm" svg:x="1.976cm" svg:y="7.925cm">
          <draw:text-box>
            <text:p><text:span text:style-name="T6"></text:span></text:p>
          </draw:text-box>
        </draw:frame>
        <draw:frame draw:style-name="gr16" draw:text-style-name="P3" draw:layer="layout" svg:width="0.8cm" svg:height="0.815cm" svg:x="2.076cm" svg:y="12.325cm">
          <draw:text-box>
            <text:p><text:span text:style-name="T5">0</text:span></text:p>
          </draw:text-box>
        </draw:frame>
        <draw:frame draw:style-name="gr16" draw:text-style-name="P3" draw:layer="layout" svg:width="0.8cm" svg:height="0.815cm" svg:x="2.076cm" svg:y="15.125cm">
          <draw:text-box>
            <text:p><text:span text:style-name="T5">0</text:span></text:p>
          </draw:text-box>
        </draw:frame>
        <draw:frame draw:style-name="gr17" draw:text-style-name="P3" draw:layer="layout" svg:width="1.205cm" svg:height="1.115cm" svg:x="1.671cm" svg:y="13.425cm">
          <draw:text-box>
            <text:p><text:span text:style-name="T5">max</text:span></text:p>
          </draw:text-box>
        </draw:frame>
        <draw:line draw:style-name="gr3" draw:text-style-name="P2" draw:layer="layout" svg:x1="11.876cm" svg:y1="9.74cm" svg:x2="20.776cm" svg:y2="8.967cm">
          <text:p/>
        </draw:line>
        <draw:frame draw:style-name="gr6" draw:text-style-name="P1" draw:layer="layout" svg:width="1.421cm" svg:height="1.115cm" svg:x="6.576cm" svg:y="6.433cm">
          <draw:text-box>
            <text:p><text:span text:style-name="T3">EW</text:span></text:p>
          </draw:text-box>
        </draw:frame>
        <draw:frame draw:style-name="gr6" draw:text-style-name="P1" draw:layer="layout" svg:width="1.421cm" svg:height="1.115cm" svg:x="8.976cm" svg:y="6.433cm">
          <draw:text-box>
            <text:p><text:span text:style-name="T3">EW</text:span></text:p>
          </draw:text-box>
        </draw:frame>
        <draw:frame draw:style-name="gr6" draw:text-style-name="P1" draw:layer="layout" svg:width="1.421cm" svg:height="1.115cm" svg:x="11.176cm" svg:y="6.433cm">
          <draw:text-box>
            <text:p><text:span text:style-name="T3">EW</text:span></text:p>
          </draw:text-box>
        </draw:frame>
        <draw:frame draw:style-name="gr7" draw:text-style-name="P1" draw:layer="layout" svg:width="1.243cm" svg:height="1.115cm" svg:x="15.833cm" svg:y="6.433cm">
          <draw:text-box>
            <text:p><text:span text:style-name="T3">NS</text:span></text:p>
          </draw:text-box>
        </draw:frame>
        <draw:frame draw:style-name="gr7" draw:text-style-name="P1" draw:layer="layout" svg:width="1.243cm" svg:height="1.115cm" svg:x="17.976cm" svg:y="6.433cm">
          <draw:text-box>
            <text:p><text:span text:style-name="T3">NS</text:span></text:p>
          </draw:text-box>
        </draw:frame>
        <draw:frame draw:style-name="gr7" draw:text-style-name="P1" draw:layer="layout" svg:width="1.243cm" svg:height="1.115cm" svg:x="20.076cm" svg:y="6.433cm">
          <draw:text-box>
            <text:p><text:span text:style-name="T3">NS</text:span></text:p>
          </draw:text-box>
        </draw:frame>
        <draw:line draw:style-name="gr4" draw:text-style-name="P2" draw:layer="layout" svg:x1="9.576cm" svg:y1="7.741cm" svg:x2="9.576cm" svg:y2="16.348cm">
          <text:p/>
        </draw:line>
        <draw:line draw:style-name="gr4" draw:text-style-name="P2" draw:layer="layout" svg:x1="18.576cm" svg:y1="7.742cm" svg:x2="18.576cm" svg:y2="16.349cm">
          <text:p/>
        </draw:line>
        <draw:custom-shape draw:style-name="gr12" draw:text-style-name="P2" draw:layer="layout" svg:width="0.3cm" svg:height="2.3cm" draw:transform="rotate (-1.57079632679579) translate (11.876cm 2.6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" draw:layer="layout" svg:width="1.298cm" svg:height="1.115cm" svg:x="8.976cm" svg:y="1.826cm">
          <draw:text-box>
            <text:p><text:span text:style-name="T3">3.0</text:span></text:p>
          </draw:text-box>
        </draw:frame>
        <draw:custom-shape draw:style-name="gr12" draw:text-style-name="P2" draw:layer="layout" svg:width="0.3cm" svg:height="2.3cm" draw:transform="rotate (-1.57079632679579) translate (16.476cm 2.6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3cm" svg:height="2.2cm" draw:transform="rotate (-1.57079632679579) translate (20.776cm 2.6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1.006cm" svg:height="1.115cm" svg:x="18.133cm" svg:y="0.594cm">
          <draw:text-box>
            <text:p><text:span text:style-name="T3">8</text:span></text:p>
          </draw:text-box>
        </draw:frame>
        <draw:frame draw:style-name="gr10" draw:text-style-name="P1" draw:layer="layout" svg:width="1.298cm" svg:height="1.115cm" svg:x="19.076cm" svg:y="2.825cm">
          <draw:text-box>
            <text:p><text:span text:style-name="T3">1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4c1900" draw:marker-start-width="0.35cm" draw:marker-start-center="false" draw:marker-end-width="0.3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4cm" fo:margin-bottom="0.813cm" fo:margin-left="0.876cm" fo:margin-right="0.831cm" fo:page-width="22.225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dhain </meta:initial-creator>
    <meta:creation-date>2014-05-04T19:48:17</meta:creation-date>
    <dc:date>2015-09-16T00:17:08.53</dc:date>
    <dc:creator>Scott Sanner</dc:creator>
    <meta:editing-duration>P12DT14H27M15S</meta:editing-duration>
    <meta:editing-cycles>34</meta:editing-cycles>
    <meta:generator>OpenOffice/4.1.0$Win32 OpenOffice.org_project/410m18$Build-9764</meta:generator>
    <meta:document-statistic meta:object-count="105"/>
  </office:meta>
</office:document-meta>
</file>